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roid Serif'" style:font-family-generic="swiss" style:font-pitch="variable"/>
    </style:style>
    <style:style style:name="T1" style:family="text">
      <style:text-properties fo:font-family="'Droid Serif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1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cm" svg:y="3.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3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3.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3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3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3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3.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.58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58cm" svg:y="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.58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8cm" svg:y="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6.59cm" svg:y="3.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.59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.59cm" svg:y="3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9.59cm" svg:y="3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2.58cm" svg:y="3.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3.58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4.58cm" svg:y="3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8cm" svg:y="3.3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6.58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.58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8.58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9.58cm" svg:y="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5.5cm" svg:x2="5cm" svg:y2="4.3cm">
          <text:p/>
        </draw:line>
        <draw:line draw:style-name="gr2" draw:text-style-name="P1" draw:layer="layout" svg:x1="16.58cm" svg:y1="5.5cm" svg:x2="16.58cm" svg:y2="4.3cm">
          <text:p/>
        </draw:line>
        <draw:custom-shape draw:style-name="gr3" draw:text-style-name="P1" draw:layer="layout" svg:width="0.4cm" svg:height="2.3cm" svg:x="9.2cm" svg:y="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cm" svg:height="2.3cm" svg:x="11.9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10cm" svg:y1="3.1cm" svg:x2="11.7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4$Unix LibreOffice_project/340m1$Build-502</meta:generator>
    <dc:date>2012-03-01T22:06:10</dc:date>
    <dc:creator>Franz Wilhelmstötter</dc:creator>
    <meta:editing-duration>PT1H20M30S</meta:editing-duration>
    <meta:editing-cycles>20</meta:editing-cycles>
    <meta:document-statistic meta:object-count="37"/>
  </office:meta>
</office:document-meta>
</file>